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0eba" officeooo:paragraph-rsid="00030eba"/>
    </style:style>
    <style:style style:name="P2" style:family="paragraph" style:parent-style-name="Standard">
      <style:text-properties officeooo:rsid="00030eba" officeooo:paragraph-rsid="00036299"/>
    </style:style>
    <style:style style:name="P3" style:family="paragraph" style:parent-style-name="Standard">
      <style:text-properties officeooo:rsid="00036299" officeooo:paragraph-rsid="00036299"/>
    </style:style>
    <style:style style:name="T1" style:family="text">
      <style:text-properties officeooo:rsid="000362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 and Your Major</text:p>
      <text:p text:style-name="P1"><text:line-break/>Computer Science, Fall 2015</text:p>
      <text:p text:style-name="P1"/>
      <text:p text:style-name="P1">1. Introductions (10 minutes)</text:p>
      <text:p text:style-name="P1"/>
      <text:p text:style-name="P1">CS faculty members will introduce themselves.</text:p>
      <text:p text:style-name="P1"/>
      <text:p text:style-name="P1">2. Icebreaker (30-40 minutes)</text:p>
      <text:p text:style-name="P1"/>
      <text:p text:style-name="P1">URL: <text:a xlink:type="simple" xlink:href="http://ycpcs.github.io/hello2015/wiki/Scavenger-Hunt" text:style-name="Internet_20_link" text:visited-style-name="Visited_20_Internet_20_Link">http://ycpcs.github.io/hello2015/wiki/Scavenger-Hunt</text:a></text:p>
      <text:p text:style-name="P1"/>
      <text:p text:style-name="P1">In randomly-assigned teams of 3, students will search for information online and in KEC. <text:s/>The last 10 minutes we will go through the answers (students can score themselves.)</text:p>
      <text:p text:style-name="P1"/>
      <text:p text:style-name="P1">3. Looking forward (30-40 min)</text:p>
      <text:p text:style-name="P1"/>
      <text:p text:style-name="P3">URL: <text:a xlink:type="simple" xlink:href="http://ycpcs.github.io/hello2015/wiki/Looking-Forward" text:style-name="Internet_20_link" text:visited-style-name="Visited_20_Internet_20_Link">http://ycpcs.github.io/hello2015/wiki/Looking-Forward</text:a></text:p>
      <text:p text:style-name="P2"/>
      <text:p text:style-name="P1">In the same teams as the scavenger hunt, students will write down examples of things they want to do this semester, during their time at YCP, and after graduation, and also write down questions they have for us. <text:s/>Teams will write these on the whiteboards in KEC <text:span text:style-name="T1">(we have 6 whiteboards, assuming 12 teams, each team can have half of one)</text:span>.</text:p>
      <text:p text:style-name="P1"/>
      <text:p text:style-name="P1">4. Wrap-up (remaining time)</text:p>
      <text:p text:style-name="P1"/>
      <text:p text:style-name="P1">Encourage students to talk to their academic advisor with any questions, especially regarding academics (course schedules, adding or dropping a course.)</text:p>
      <text:p text:style-name="P1"/>
      <text:p text:style-name="P1">Emphasize that academic advisors will be checking in periodically b<text:span text:style-name="T1">y</text:span> email to ask how things are going.</text:p>
      <text:p text:style-name="P1"/>
      <text:p text:style-name="P1">Have students share anything else they are concerned ab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8T16:02:45.060493670</meta:creation-date>
    <dc:date>2015-08-28T16:16:07.432172782</dc:date>
    <meta:editing-duration>PT9M5S</meta:editing-duration>
    <meta:editing-cycles>2</meta:editing-cycles>
    <meta:generator>LibreOffice/4.4.3.2$Linux_X86_64 LibreOffice_project/40m0$Build-2</meta:generator>
    <meta:document-statistic meta:table-count="0" meta:image-count="0" meta:object-count="0" meta:page-count="1" meta:paragraph-count="14" meta:word-count="171" meta:character-count="1145" meta:non-whitespace-character-count="985"/>
  </office:meta>
</office:document-meta>
</file>